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4.115cm"/>
    </style:style>
    <style:style style:name="co2" style:family="table-column">
      <style:table-column-properties fo:break-before="auto" style:column-width="2.614cm"/>
    </style:style>
    <style:style style:name="co3" style:family="table-column">
      <style:table-column-properties fo:break-before="auto" style:column-width="4.683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3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T1" style:family="text">
      <style:text-properties fo:font-style="italic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PH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4" table:number-columns-repeated="1020" table:default-cell-style-name="Default"/>
        <table:table-row table:style-name="ro1">
          <table:table-cell table:style-name="ce1" office:value-type="string" calcext:value-type="string">
            <text:p>TODO</text:p>
          </table:table-cell>
          <table:table-cell table:style-name="ce3" office:value-type="string" calcext:value-type="string">
            <text:p>response code</text:p>
          </table:table-cell>
          <table:table-cell table:style-name="ce3" office:value-type="string" calcext:value-type="string">
            <text:p>response data</text:p>
          </table:table-cell>
          <table:table-cell table:style-name="ce3" office:value-type="string" calcext:value-type="string">
            <text:p>remarks</text:p>
          </table:table-cell>
          <table:table-cell table:style-name="ce1" table:number-columns-repeated="1020"/>
        </table:table-row>
        <table:table-row table:style-name="ro1">
          <table:table-cell office:value-type="string" calcext:value-type="string">
            <text:p>create registration api and unit test<text:span text:style-name="T1"> api/v1/account/register</text:span>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created</text:p>
          </table:table-cell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reate login api and unit test <text:span text:style-name="T1">api</text:span>/v1/account/login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reate logout api and unit test api/v1/account/logou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your are now logout</text:p>
          </table:table-cell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reate update api for account and unit test api/v1/account/updat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user password updated</text:p>
          </table:table-cell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ake store create view api and unit test api/v1/store/create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created</text:p>
          </table:table-cell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ke store update view api and unit test api/v1/store/updat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updated</text:p>
          </table:table-cell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ke store disable view api and unit test api/v1/store/disabl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updated</text:p>
          </table:table-cell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ke store images create view api and unit test api/v1/store/image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created</text:p>
          </table:table-cell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ke store images delete view api and unit test api/v1/store/im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office:value-type="string" calcext:value-type="string">
            <text:p>make product create view api and unit test api/v1/product (POST)</text:p>
            <text:p>* connect the product to store owner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created</text:p>
          </table:table-cell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ke product update view api and unit test api/v1/product (PUT)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ke product publish/unpublish view api and unit test api/v1/product (DELETE)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get all products and data(store) and unit test api/v1/products/all (GET)</text:p>
            <text:p>No auth needed to access all products</text:p>
          </table:table-cell>
          <table:table-cell table:style-name="ce3" table:number-columns-repeated="3"/>
          <table:table-cell table:style-name="ce1"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reate favorites products per user and unit test api/v1/products/favorites (POST)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d multiple images on certain product and unit test api/v1/product/&lt;pk&gt;/image (POST)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created</text:p>
          </table:table-cell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lete image on certain product and unit test api/v1/product/&lt;pk&gt;/image/&lt;pk&gt; (DELETE)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reate product review and unit test api/v1/product/&lt;pk&gt;/review (POST)</text:p>
          </table:table-cell>
          <table:table-cell table:style-name="ce3" table:number-columns-repeated="3"/>
          <table:table-cell table:style-name="ce1"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 office:value-type="string" calcext:value-type="string">
            <text:p>add cart item per user post view api/v1/cart and unit test (POST)</text:p>
            <text:p><text:span text:style-name="T2">* update cart item per user post view api/v1/cart and unit test</text:span></text:p>
            <text:p><text:span text:style-name="T2">* Auto increment when cart item exist</text:span>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created</text:p>
          </table:table-cell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lete cart item per user post view api/v1/cart and unit test (DELETE)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cart item delete</text:p>
          </table:table-cell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ake an order and unit test api/v1/order (POST)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created</text:p>
          </table:table-cell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display all user orders and unit test api/v1/order (GET)</text:p>
          </table:table-cell>
          <table:table-cell table:style-name="ce3" table:number-columns-repeated="3"/>
          <table:table-cell table:style-name="ce1" table:number-columns-repeated="1020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PH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08">00-00-0000</text:date>, <text:time style:data-style-name="N2" text:time-value="17:11:51.93877297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15T11:29:27.819334696</meta:creation-date>
    <dc:date>2021-11-08T18:05:35.841817483</dc:date>
    <meta:editing-duration>P1DT49M18S</meta:editing-duration>
    <meta:editing-cycles>43</meta:editing-cycles>
    <meta:generator>LibreOffice/6.4.7.2$Linux_X86_64 LibreOffice_project/40$Build-2</meta:generator>
    <meta:document-statistic meta:table-count="1" meta:cell-count="79" meta:object-count="0"/>
  </office:meta>
</office:document-meta>
</file>